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083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1.3118in"/>
    </style:style>
    <style:style style:name="ro1" style:family="table-row">
      <style:table-row-properties style:row-height="0.2508in" fo:break-before="auto" style:use-optimal-row-height="true"/>
    </style:style>
    <style:style style:name="ro2" style:family="table-row">
      <style:table-row-properties style:row-height="0.4516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DistanceConvers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lias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Multipl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, AU/sec</text:p>
          </table:table-cell>
          <table:table-cell table:number-columns-repeated="2"/>
          <table:table-cell office:value-type="float" office:value="149597870691" calcext:value-type="float">
            <text:p>149597870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, C/sec</text:p>
          </table:table-cell>
          <table:table-cell table:number-columns-repeated="2"/>
          <table:table-cell office:value-type="float" office:value="299792458" calcext:value-type="float">
            <text:p>2997924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m</text:p>
          </table:table-cell>
          <table:table-cell office:value-type="string" calcext:value-type="string">
            <text:p>cm, centimeter, centimeters, cm/sec, centimeter/sec, centimeters/sec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ft, foot, feet, ft/sec, foot/sec, feet/sec</text:p>
          </table:table-cell>
          <table:table-cell table:number-columns-repeated="2"/>
          <table:table-cell office:value-type="float" office:value="0.3048" calcext:value-type="float">
            <text:p>0.3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, inch, inches, in/sec, inch/sec, inches/sec</text:p>
          </table:table-cell>
          <table:table-cell table:number-columns-repeated="2"/>
          <table:table-cell office:value-type="float" office:value="0.0254" calcext:value-type="float">
            <text:p>0.0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m</text:p>
          </table:table-cell>
          <table:table-cell office:value-type="string" calcext:value-type="string">
            <text:p>km, kilometer, kilometers, km/sec, kilometer/sec, kilometers/sec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m, meter, meters, m/sec, meter/sec, meters/s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, mile, miles, mi/sec, mile/sec, miles/sec</text:p>
          </table:table-cell>
          <table:table-cell table:number-columns-repeated="2"/>
          <table:table-cell office:value-type="float" office:value="1609.3445" calcext:value-type="float">
            <text:p>1609.34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m</text:p>
          </table:table-cell>
          <table:table-cell office:value-type="string" calcext:value-type="string">
            <text:p>mm, millimeter, millimeters, mm/sec, millimeter/sec, millimeters/sec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m </text:p>
          </table:table-cell>
          <table:table-cell office:value-type="string" calcext:value-type="string">
            <text:p>nm, nanometer, nanometers, nm/sec, nanometer/sec, nanometers/sec</text:p>
          </table:table-cell>
          <table:table-cell table:number-columns-repeated="2"/>
          <table:table-cell office:value-type="float" office:value="0.000000001" calcext:value-type="float">
            <text:p>0.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haracter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6]*[.F12]" office:value-type="float" office:value="0.00235185302777778" calcext:value-type="float">
            <text:p>0.00235185302777778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t</text:p>
          </table:table-cell>
          <table:table-cell/>
        </table:table-row>
        <table:table-row table:style-name="ro3">
          <table:table-cell office:value-type="string" calcext:value-type="string">
            <text:p>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E17]" office:value-type="float" office:value="0.00264583333333333" calcext:value-type="float">
            <text:p>0.00264583333333333</text:p>
          </table:table-cell>
          <table:table-cell office:value-type="string" calcext:value-type="string">
            <text:p>* Value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rompt for current font size.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x-heigh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7]" office:value-type="float" office:value="0.00264583333333333" calcext:value-type="float">
            <text:p>0.00264583333333333</text:p>
          </table:table-cell>
          <table:table-cell office:value-type="string" calcext:value-type="string">
            <text:p>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pica, picas</text:p>
          </table:table-cell>
          <table:table-cell table:number-columns-repeated="2"/>
          <table:table-cell table:formula="of:=[.E16]*12" office:value-type="float" office:value="0.0423333333333333" calcext:value-type="float">
            <text:p>0.0423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t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oint, points</text:p>
          </table:table-cell>
          <table:table-cell table:number-columns-repeated="2"/>
          <table:table-cell table:formula="of:=(1/72)*25.4/100" office:value-type="float" office:value="0.00352777777777778" calcext:value-type="float">
            <text:p>0.00352777777777778</text:p>
          </table:table-cell>
          <table:table-cell table:formula="of:=&quot;1/72&quot;" office:value-type="string" office:string-value="1/72" calcext:value-type="string">
            <text:p>1/72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string" calcext:value-type="string">
            <text:p>px</text:p>
          </table:table-cell>
          <table:table-cell office:value-type="string" calcext:value-type="string">
            <text:p>pixel, pixels</text:p>
          </table:table-cell>
          <table:table-cell table:number-columns-repeated="2"/>
          <table:table-cell table:formula="of:=(1/96)*25.4/100" office:value-type="float" office:value="0.00264583333333333" calcext:value-type="float">
            <text:p>0.00264583333333333</text:p>
          </table:table-cell>
          <table:table-cell table:formula="of:=&quot;1/96&quot;" office:value-type="string" office:string-value="1/96" calcext:value-type="string">
            <text:p>1/96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3">
          <table:table-cell office:value-type="string" calcext:value-type="string">
            <text:p>r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E17]" office:value-type="float" office:value="0.00264583333333333" calcext:value-type="float">
            <text:p>0.00264583333333333</text:p>
          </table:table-cell>
          <table:table-cell office:value-type="string" calcext:value-type="string">
            <text:p>* Value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rompt for root font size.</text:p>
          </table:table-cell>
        </table:table-row>
        <table:table-row table:style-name="ro1">
          <table:table-cell office:value-type="string" calcext:value-type="string">
            <text:p>vh</text:p>
          </table:table-cell>
          <table:table-cell office:value-type="string" calcext:value-type="string">
            <text:p>view-heigh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7]" office:value-type="float" office:value="0.00264583333333333" calcext:value-type="float">
            <text:p>0.00264583333333333</text:p>
          </table:table-cell>
          <table:table-cell office:value-type="string" calcext:value-type="string">
            <text:p>* Value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rompt for view height.</text:p>
          </table:table-cell>
        </table:table-row>
        <table:table-row table:style-name="ro1">
          <table:table-cell office:value-type="string" calcext:value-type="string">
            <text:p>vmax</text:p>
          </table:table-cell>
          <table:table-cell office:value-type="string" calcext:value-type="string">
            <text:p>view-maximum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7]" office:value-type="float" office:value="0.00264583333333333" calcext:value-type="float">
            <text:p>0.00264583333333333</text:p>
          </table:table-cell>
          <table:table-cell office:value-type="string" calcext:value-type="string">
            <text:p>* Value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rompt for maximum view dimension.</text:p>
          </table:table-cell>
        </table:table-row>
        <table:table-row table:style-name="ro1">
          <table:table-cell office:value-type="string" calcext:value-type="string">
            <text:p>vmin</text:p>
          </table:table-cell>
          <table:table-cell office:value-type="string" calcext:value-type="string">
            <text:p>view-minimum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7]" office:value-type="float" office:value="0.00264583333333333" calcext:value-type="float">
            <text:p>0.00264583333333333</text:p>
          </table:table-cell>
          <table:table-cell office:value-type="string" calcext:value-type="string">
            <text:p>* Value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rompt for minimum view dimension.</text:p>
          </table:table-cell>
        </table:table-row>
        <table:table-row table:style-name="ro1">
          <table:table-cell office:value-type="string" calcext:value-type="string">
            <text:p>vw</text:p>
          </table:table-cell>
          <table:table-cell office:value-type="string" calcext:value-type="string">
            <text:p>view-width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7]" office:value-type="float" office:value="0.00264583333333333" calcext:value-type="float">
            <text:p>0.00264583333333333</text:p>
          </table:table-cell>
          <table:table-cell office:value-type="string" calcext:value-type="string">
            <text:p>* Value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rompt for view width.</text:p>
          </table:table-cell>
        </table:table-row>
        <table:table-row table:style-name="ro3" table:number-rows-repeated="104855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028in"/>
      <style:text-properties style:font-name="Roboto" fo:font-family="Roboto" style:font-style-name="Regular" style:font-pitch="variable" fo:font-size="12pt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07:44:44.83934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13:17:08.040923900</meta:creation-date>
    <dc:title>MyCalcTemplate</dc:title>
    <meta:editing-duration>PT2H42M44S</meta:editing-duration>
    <meta:editing-cycles>7</meta:editing-cycles>
    <meta:generator>LibreOffice/25.8.1.1$Windows_X86_64 LibreOffice_project/54047653041915e595ad4e45cccea684809c77b5</meta:generator>
    <dc:date>2025-10-16T08:52:26.247786700</dc:date>
    <meta:document-statistic meta:table-count="1" meta:cell-count="102" meta:object-count="0"/>
    <meta:template xlink:type="simple" xlink:actuate="onRequest" xlink:title="MyCalcTemplate" xlink:href="../../../../../../../Users/Daniel/AppData/Roaming/LibreOffice/4/user/template/MyCalcTemplate.ots" meta:date="2025-10-15T13:17:07.785859300"/>
  </office:meta>
</office:document-meta>
</file>